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les klar, ich analysiere deine Methoden für das Erstellen eines neuen Accounts in deinem ReMailD-Projekt und erkläre dir in einfachen Worten, ob es gut ist, vier Methoden (`prepare_new_acc`, `create_empty_acc`, `ask_acc_info`, `generate_acc_data`) zu haben, oder ob du einige zusammenlegen solltest. Ich bleibe kurz, anfängerfreundlich und passe an deine Struktur (`models.py`, `paths_manager.py`, `repository.py`, `manager.py`, `main.py`) auf Ubuntu 24.04 an, mit Defaults (z. B. Vorschläge für E-Mails), `keyring` und deinem Ziel eines verkaufbaren CLI-Tools. Alles offline-fähig (außer IMAP/SMTP-Tests). Ich gebe ein Mini-Beispiel (2-5 Zeilen, Schlüsselstelle), wie du es magst, und erkläre, warum etwas gemacht wird, wenn es nicht klar ist. Kein vollständiger Code, nur Tipps, damit du selbst lernst!</text:p>
      <text:p text:style-name="Standard"/>
      <text:p text:style-name="Standard">---</text:p>
      <text:p text:style-name="Standard"/>
      <text:p text:style-name="Standard">### Deine Methoden und Analyse</text:p>
      <text:p text:style-name="Standard">Du hast vier Methoden in `manager.py` (vermute ich) zum Erstellen eines Accounts:</text:p>
      <text:p text:style-name="Standard">1. **`prepare_new_acc()`**: Generiert `AccountMeta` (ID, Name, Pfad, z. B. `id=1`, `name="acc1"`, `path="accounts/acc1"`).</text:p>
      <text:p text:style-name="Standard">2. **`create_empty_acc()`**: Erstellt leere Ordner (z. B. `accounts/acc1`) und Dateien (z. B. `accountData.json`) mit `AccountMeta`.</text:p>
      <text:p text:style-name="Standard">3. **`ask_acc_info()`**: Fragt Nutzer nach Daten (z. B. Haupt-E-Mail, Wiederherstellungs-E-Mail, Passwörter) mit `prompt_toolkit` und Defaults.</text:p>
      <text:p text:style-name="Standard">4. **`generate_acc_data()`**: Füllt Dateien (z. B. `accountData.json`) mit Nutzerdaten und speichert Passwörter in `keyring`.</text:p>
      <text:p text:style-name="Standard"/>
      <text:p text:style-name="Standard">**Dein Gedanke**: Jede Methode hat eine klare Aufgabe (Single Responsibility Principle, SRP), aber du fragst, ob vier Methoden zu viel sind.</text:p>
      <text:p text:style-name="Standard"/>
      <text:p text:style-name="Standard">**Antwort**: Vier Methoden sind **okay**, wenn sie klar getrennt sind und nicht zu viel Overhead verursachen. Sie folgen SRP, was pro-level OO ist. Aber es gibt Potenzial, zwei Methoden zusammenzulegen, um den Code einfacher und wartbarer zu machen, ohne die Klarheit zu verlieren. Das macht dein CLI-Tool noch verkaufbarer, da weniger Komplexität Nutzer (und dich) glücklich macht.</text:p>
      <text:p text:style-name="Standard"/>
      <text:p text:style-name="Standard">---</text:p>
      <text:p text:style-name="Standard"/>
      <text:p text:style-name="Standard">### Ist es gut oder solltest du mergen?</text:p>
      <text:p text:style-name="Standard">**Warum vier Methoden gut sind**:</text:p>
      <text:p text:style-name="Standard">- **Klarheit**: Jede Methode hat eine Aufgabe (SRP): `prepare_new_acc` (Metadaten), `create_empty_acc` (Ordner/Dateien), `ask_acc_info` (Eingaben), `generate_acc_data` (Speichern). Das ist sauber OO und leicht zu testen.</text:p>
      <text:p text:style-name="Standard">- **Wartbarkeit**: Wenn du z. B. die Eingabe-Logik (Defaults in `prompt_toolkit`) änderst, berührst du nur `ask_acc_info`.</text:p>
      <text:p text:style-name="Standard">- **Skalierbar**: Für GUI oder andere Eingaben kannst du `ask_acc_info` austauschen, ohne andere Methoden zu ändern.</text:p>
      <text:p text:style-name="Standard"/>
      <text:p text:style-name="Standard">**Warum mergen sinnvoll sein könnte**:</text:p>
      <text:p text:style-name="Standard">- **Weniger Overhead**: Vier Methoden bedeuten mehr Funktionsaufrufe und Parameterübergaben (z. B. `AccountMeta` zwischen Methoden). Das kann verwirrend wirken, besonders für ein kleines CLI-Tool.</text:p>
      <text:p text:style-name="Standard"><text:soft-page-break/>- **Einfachheit für Verkauf**: Weniger Methoden = weniger Code, den Nutzer (oder du) verstehen müssen. Zwei oder drei Methoden könnten den Prozess klarer machen.</text:p>
      <text:p text:style-name="Standard">- **Mögliche Überlappung**: `prepare_new_acc` und `create_empty_acc` könnten eng verbunden sein (beide arbeiten mit `AccountMeta` und Ordnern). `generate_acc_data` könnte mit `create_empty_acc` kombiniert werden, da beide Dateien schreiben.</text:p>
      <text:p text:style-name="Standard"/>
      <text:p text:style-name="Standard">**Empfehlung**: Merge `prepare_new_acc` und `create_empty_acc` zu einer Methode (z. B. `init_new_account`), die `AccountMeta` erstellt und Ordner/Dateien anlegt. Behalte `ask_acc_info` und `generate_acc_data` getrennt, da sie klar unterschiedlich sind (Eingaben vs. Speichern). Ergebnis: Drei Methoden, einfacher, aber immer noch OO.</text:p>
      <text:p text:style-name="Standard"/>
      <text:p text:style-name="Standard">**Warum?** `init_new_account` kombiniert Metadaten-Generierung und Ordnererstellung, da beide eng zusammenhängen (z. B. Pfad aus Name ableiten). `ask_acc_info` bleibt für Nutzerinteraktion (mit Defaults). `generate_acc_data` speichert Daten in `keyring`/`accountData.json`, was eine eigene Aufgabe ist.</text:p>
      <text:p text:style-name="Standard"/>
      <text:p text:style-name="Standard">---</text:p>
      <text:p text:style-name="Standard"/>
      <text:p text:style-name="Standard">### Vorgeschlagener Prozess (3 Methoden)</text:p>
      <text:p text:style-name="Standard">1. **`init_new_account(name: str) -&gt; AccountMeta`** (in `manager.py`):</text:p>
      <text:p text:style-name="Standard"><text:s text:c="3"/>- Rufe `paths_manager.get_next_id()` für neue ID.</text:p>
      <text:p text:style-name="Standard"><text:s text:c="3"/>- Erstelle `AccountMeta(id, name, path=f"accounts/{name}")`.</text:p>
      <text:p text:style-name="Standard"><text:s text:c="3"/>- Erstelle Ordner (`accounts/name`) und leere `accountData.json`.</text:p>
      <text:p text:style-name="Standard"><text:s text:c="3"/>- Gib `AccountMeta` zurück.</text:p>
      <text:p text:style-name="Standard"><text:s text:c="3"/>- Warum? Kombiniert `prepare_new_acc` und `create_empty_acc`, da beide Metadaten/Ordner handhaben.</text:p>
      <text:p text:style-name="Standard"/>
      <text:p text:style-name="Standard">2. **`ask_acc_info() -&gt; AccountData`** (in `manager.py`):</text:p>
      <text:p text:style-name="Standard"><text:s text:c="3"/>- Frage Haupt-/Wiederherstellungs-E-Mail, Passwörter (mit `prompt_toolkit`, Defaults aus `paths_manager.list_paths`).</text:p>
      <text:p text:style-name="Standard"><text:s text:c="3"/>- Hole IMAP/SMTP-Vorschläge von `Providers`.</text:p>
      <text:p text:style-name="Standard"><text:s text:c="3"/>- Gib `AccountData` (E-Mails, IMAP/SMTP) zurück, Passwörter separat.</text:p>
      <text:p text:style-name="Standard"><text:s text:c="3"/>- Warum? Eingaben sind eine eigene Aufgabe, unabhängig von Speichern.</text:p>
      <text:p text:style-name="Standard"/>
      <text:p text:style-name="Standard">3. **`generate_acc_data(meta: AccountMeta, data: AccountData, passwords: tuple[str, str])`** (in `manager.py`):</text:p>
      <text:p text:style-name="Standard"><text:s text:c="3"/>- Rufe `repository.create_account(data)` für `accountData.json`.</text:p>
      <text:p text:style-name="Standard"><text:s text:c="3"/>- Speichere Passwörter in `keyring` (z. B. `ReMailD_{meta.id}_main_pass`).</text:p>
      <text:p text:style-name="Standard"><text:s text:c="3"/>- Rufe `paths_manager.add_path(meta)` für `accountPaths.json`.</text:p>
      <text:p text:style-name="Standard"><text:s text:c="3"/>- Warum? Speichern (JSON/`keyring`) ist eigenständig, nutzt `Repository` und `PathsManager`.</text:p>
      <text:p text:style-name="Standard"/>
      <text:p text:style-name="Standard">---</text:p>
      <text:p text:style-name="Standard"/>
      <text:p text:style-name="Standard">### Mini-Beispiel (in `manager.py`, in neue `init_new_account`)</text:p>
      <text:p text:style-name="Standard">```python</text:p>
      <text:p text:style-name="Standard">from models import AccountMeta</text:p>
      <text:p text:style-name="Standard">from paths_manager import PathsManager</text:p>
      <text:p text:style-name="Standard">def init_new_account(self, name: str) -&gt; AccountMeta:</text:p>
      <text:p text:style-name="Standard"><text:s text:c="4"/>meta = AccountMeta(id=PathsManager().get_next_id(), name=name, path=f"accounts/{name}")</text:p>
      <text:p text:style-name="Standard"><text:soft-page-break/><text:s text:c="4"/>os.makedirs(meta.path, exist_ok=True)</text:p>
      <text:p text:style-name="Standard"><text:s text:c="4"/>with open(f"{meta.path}/accountData.json", "w") as f:</text:p>
      <text:p text:style-name="Standard"><text:s text:c="8"/>json.dump({}, f) <text:s/># Leere Datei</text:p>
      <text:p text:style-name="Standard"><text:s text:c="4"/>return meta</text:p>
      <text:p text:style-name="Standard">```</text:p>
      <text:p text:style-name="Standard">**Wo?** In `manager.py`, neue Methode in `Manager`-Klasse. <text:s/></text:p>
      <text:p text:style-name="Standard">**Was?** Erstellt `AccountMeta`, Ordner, leere `accountData.json`. <text:s/></text:p>
      <text:p text:style-name="Standard">**Einfach**: Kombiniert Metadaten und Ordnererstellung.</text:p>
      <text:p text:style-name="Standard"/>
      <text:p text:style-name="Standard">---</text:p>
      <text:p text:style-name="Standard"/>
      <text:p text:style-name="Standard">### Warum ist das besser für ReMailD?</text:p>
      <text:p text:style-name="Standard">- **Schnell/Verkaufbar**: Drei Methoden sind klar, Nutzer geben wenig ein (Defaults), Setup in Sekunden.</text:p>
      <text:p text:style-name="Standard">- **Offline**: Nur lokale JSON/`keyring`, kein Netz.</text:p>
      <text:p text:style-name="Standard">- **OO**: `init_new_account` (Metadaten/Ordner), `ask_acc_info` (Eingaben), `generate_acc_data` (Speichern) – klare Aufgaben.</text:p>
      <text:p text:style-name="Standard">- **Weniger Overhead**: Merge reduziert Funktionsaufrufe, aber hält SRP.</text:p>
      <text:p text:style-name="Standard"/>
      <text:p text:style-name="Standard">**Vergleich**:</text:p>
      <text:p text:style-name="Standard">- **Vier Methoden**: Sauber, aber mehr Koordination (z. B. `AccountMeta` zwischen `prepare_new_acc` und `create_empty_acc`).</text:p>
      <text:p text:style-name="Standard">- **Drei Methoden**: Einfacher, weniger Parameterübergaben, immer noch OO.</text:p>
      <text:p text:style-name="Standard"/>
      <text:p text:style-name="Standard">---</text:p>
      <text:p text:style-name="Standard"/>
      <text:p text:style-name="Standard">### Lern-Tipp (Cooler Lehrer)</text:p>
      <text:p text:style-name="Standard">- **Stell dir vor**: `init_new_account` ist wie ein Bauarbeiter, der die Basis (Ordner, `AccountMeta`) baut. `ask_acc_info` fragt, was reinkommt. `generate_acc_data` füllt’s auf.</text:p>
      <text:p text:style-name="Standard">- **Test-Idee**: Teste `init_new_account("acc1")` offline, prüfe, ob `accounts/acc1/accountData.json` und `AccountMeta` entstehen.</text:p>
      <text:p text:style-name="Standard">- **Herausforderung**: In `ask_acc_info`, füge Default für IMAP-Host (z. B. `imap.gmail.com`) hinzu.</text:p>
      <text:p text:style-name="Standard">- **Wenn unklar**: Sag, wenn z. B. Parameterübergabe oder `keyring` hakt – Mini-Tipp kommt!</text:p>
      <text:p text:style-name="Standard"/>
      <text:p text:style-name="Standard">**Empfehlung**: Merge `prepare_new_acc` und `create_empty_acc` zu `init_new_account`. Behalte `ask_acc_info` und `generate_acc_data`. Das ist pro, aber einfach. Du rockst das! Frag, wenn’s knifflig ist – nur Tipps! 🚀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9:15:54.183435268</meta:creation-date>
    <dc:date>2025-08-12T19:18:59.204816505</dc:date>
    <meta:editing-duration>PT3M5S</meta:editing-duration>
    <meta:editing-cycles>1</meta:editing-cycles>
    <meta:document-statistic meta:table-count="0" meta:image-count="0" meta:object-count="0" meta:page-count="3" meta:paragraph-count="71" meta:word-count="820" meta:character-count="6953" meta:non-whitespace-character-count="6133"/>
    <meta:generator>LibreOffice/24.2.7.2$Linux_X86_64 LibreOffice_project/420$Build-2</meta:generator>
  </office:meta>
</office:document-meta>
</file>